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drea Petruzz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aniele Palumbo</text:p>
          </table:table-cell>
          <table:table-cell table:number-columns-repeated="4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manuele Tripodi </text:p>
          </table:table-cell>
          <table:table-cell table:number-columns-repeated="4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Federico Padrini </text:p>
          </table:table-cell>
          <table:table-cell table:number-columns-repeated="4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Francesco Lai</text:p>
          </table:table-cell>
          <table:table-cell table:number-columns-repeated="4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abriele Canova</text:p>
          </table:table-cell>
          <table:table-cell table:number-columns-repeated="4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Ilham Mohamed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xim Azetov</text:p>
          </table:table-cell>
          <table:table-cell table:number-columns-repeated="4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ietro Barbera</text:p>
          </table:table-cell>
          <table:table-cell table:number-columns-repeated="4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mberto Maria Vegli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/p</text:p>
          </table:table-cell>
          <table:table-cell table:number-columns-repeated="2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4:35:08.12210902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16:56:38.797262434</meta:creation-date>
    <dc:date>2021-02-20T14:36:08.695520527</dc:date>
    <meta:editing-duration>PT21M9S</meta:editing-duration>
    <meta:editing-cycles>5</meta:editing-cycles>
    <meta:generator>LibreOffice/6.1.5.2$Linux_X86_64 LibreOffice_project/10$Build-2</meta:generator>
    <meta:document-statistic meta:table-count="1" meta:cell-count="50" meta:object-count="0"/>
  </office:meta>
</office:document-meta>
</file>